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nter" svg:font-family="Inte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50%"/>
      <style:text-properties style:font-name="Inter" fo:font-size="13pt" fo:font-weight="normal" style:font-size-asian="13pt" style:font-weight-asian="normal" style:font-size-complex="13pt" style:font-weight-complex="normal"/>
    </style:style>
    <style:style style:name="P2" style:family="paragraph" style:parent-style-name="Text_20_body">
      <style:paragraph-properties fo:line-height="150%"/>
      <style:text-properties officeooo:paragraph-rsid="001bdc4e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style:font-name="Cantarell"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font-name="Inter"/>
    </style:style>
    <style:style style:name="T4" style:family="text">
      <style:text-properties style:font-name="Inter" fo:font-size="16pt" fo:font-weight="normal" style:font-size-asian="16pt" style:font-weight-asian="normal" style:font-size-complex="16pt" style:font-weight-complex="normal"/>
    </style:style>
    <style:style style:name="T5" style:family="text">
      <style:text-properties style:font-name="Inter" fo:font-weight="normal" style:font-weight-asian="normal" style:font-weight-complex="normal"/>
    </style:style>
    <style:style style:name="T6" style:family="text">
      <style:text-properties style:font-name="Inter" fo:font-size="13pt" fo:font-weight="normal" style:font-size-asian="13pt" style:font-weight-asian="normal" style:font-size-complex="13pt" style:font-weight-complex="normal"/>
    </style:style>
    <style:style style:name="T7" style:family="text">
      <style:text-properties style:font-name="Inter"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6"><text:line-break/>Este es un proyecto intelectual vivo y en constante renovación, que aborda la cuestión del ser humano y la interpretación de la historia.<text:line-break/>No pretende poseer una verdad definitiva ni defender ideas por obstinación,<text:line-break/>sino que se compromete con la honestidad intelectual, la responsabilidad ética<text:line-break/>y el derecho de las ideas a ser revisadas y actualizadas siempre que la comprensión lo requiera.</text:span></text:span></text:p>
      <text:p text:style-name="P1">El proyecto no parte de una ideología prefabricada,<text:line-break/>sino de una pregunta humana fundamental:<text:line-break/>¿Cómo comprender la historia sin perder nuestra humanidad?<text:line-break/>¿Y cómo comprender al ser humano sin falsear la historia?</text:p>
      <text:p text:style-name="P1">Esta obra se publica en múltiples lenguas,<text:line-break/>con la convicción de que el pensamiento humano no tiene patria<text:line-break/>y de que el diálogo es más amplio que cualquier cultura única.</text:p>
      <text:p text:style-name="P2"><text:span text:style-name="Strong_20_Emphasis"><text:span text:style-name="T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nter" svg:font-family="Inte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30T18:53:49.326719403</meta:creation-date>
    <dc:date>2026-01-07T19:17:28.016725554</dc:date>
    <meta:editing-duration>PT31M57S</meta:editing-duration>
    <meta:editing-cycles>13</meta:editing-cycles>
    <meta:generator>LibreOffice/7.4.7.2$Linux_X86_64 LibreOffice_project/40$Build-2</meta:generator>
    <meta:document-statistic meta:table-count="0" meta:image-count="0" meta:object-count="0" meta:page-count="1" meta:paragraph-count="3" meta:word-count="124" meta:character-count="767" meta:non-whitespace-character-count="645"/>
  </office:meta>
</office:document-meta>
</file>